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text-properties style:font-name="Arial" fo:font-size="11pt" fo:font-weight="bold" style:font-size-asian="11pt" style:font-weight-asian="bold" style:font-size-complex="11pt" style:font-weight-complex="bold"/>
    </style:style>
    <style:style style:name="P5" style:family="paragraph" style:parent-style-name="Standard">
      <style:text-properties style:font-name="Arial" fo:font-size="11pt" fo:font-weight="normal" style:font-size-asian="11pt" style:font-weight-asian="normal" style:font-size-complex="11pt" style:font-weight-complex="normal"/>
    </style:style>
    <style:style style:name="P6" style:family="paragraph" style:parent-style-name="Heading_20_1">
      <style:text-properties style:font-name="Arial" fo:font-size="11pt" style:font-size-asian="11pt" style:font-size-complex="11pt"/>
    </style:style>
    <style:style style:name="P7" style:family="paragraph" style:parent-style-name="Standard">
      <style:text-properties style:font-name="Arial" fo:font-size="11pt" fo:font-weight="bold" style:font-size-asian="11pt" style:font-weight-asian="bold" style:font-size-complex="11pt" style:font-weight-complex="bold"/>
    </style:style>
    <style:style style:name="P8" style:family="paragraph" style:parent-style-name="Standard">
      <style:text-properties style:font-name="Arial" fo:font-size="11pt" fo:font-style="normal" style:font-size-asian="11pt" style:font-style-asian="normal" style:font-size-complex="11pt" style:font-style-complex="normal"/>
    </style:style>
    <style:style style:name="P9" style:family="paragraph" style:parent-style-name="Standard">
      <style:text-properties style:font-name="Arial" fo:font-size="11pt" style:font-size-asian="11pt" style:font-size-complex="11pt"/>
    </style:style>
    <style:style style:name="P10" style:family="paragraph" style:parent-style-name="Standard" style:list-style-name="L1">
      <style:text-properties style:font-name="Arial" fo:font-size="11pt" style:font-size-asian="11pt" style:font-size-complex="11pt"/>
    </style:style>
    <style:style style:name="P11" style:family="paragraph" style:parent-style-name="Standard">
      <style:text-properties style:font-name="Arial" fo:font-size="11pt" fo:font-weight="normal" style:font-size-asian="11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style:font-name="Arial" fo:font-size="11pt" style:font-size-asian="11pt" style:font-size-complex="11pt"/>
    </style:style>
    <style:style style:name="T3"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Apps Group Project: Project Report</text:p>
      <text:p text:style-name="P3"/>
      <text:p text:style-name="P4">Abstract</text:p>
      <text:p text:style-name="P3">In this report we aim to detail the requirements and targets of our web application, our design choices and its implementation. Furthermore, we shall evaluate our project management and learning experience from this task as well as the future of our application. This report has been written to support our final presentation and demonstration of our application and help to explain our project. </text:p>
      <text:p text:style-name="P3"/>
      <text:p text:style-name="P4">Introduction </text:p>
      <text:p text:style-name="P3"><text:span text:style-name="T1">Quilt</text:span> is a social application to improve the sharing and storage of information on the internet, Our inspiration came from the idea of 'bookmarks' within a browser and our own past experiences when sharing information, for example, carrying out research within a group project. Currently, the most used method of sharing websites of interest is to use a medium such as <text:span text:style-name="T1">Facebook Chat</text:span><text:span text:style-name="T3"> to paste a collection of links. We identified several issues that arose from this practice: links often get lost or forgotten about, they are purely text with little meaning, and there is no way of highlighting the areas of the website you found particularly useful or interesting. This equates to a messy and ultimately inefficient way of sharing this information, which we aimed to solve by streamlining this process. By enabling the ability to 'tag' URLs, users are able to remind themselves of why a link held initial interest. Furthermore, users can collect a large selection of websites under one tag, which can be shared with other users. Image thumbnails rather than text allow users to obtain an idea of the subject matter before actually clicking on a link, and also allow users to highlight the specific parts of the page that holds interest, for both themselves and friends. We also wanted a search feature, which would take a tag as an input and return the bookmarks and groups the user has created with that tag. </text:span><text:span text:style-name="T1">Quilt</text:span><text:span text:style-name="T3"> has been created as an iPad application, but we wanted to include a browser plug-in so users can 'bookmark' a website without leaving the page, so will not interrupt the fluidity of browsing the internet and makes using our application more natural and appealing. To further the marketability of </text:span><text:span text:style-name="T1">Quilt</text:span><text:span text:style-name="T3">, we also aimed to create a graphical user interface in line with the many applications and apple products available on the iStore at the moment. <text:s/></text:span></text:p>
      <text:p text:style-name="P8"/>
      <text:p text:style-name="P8">JUSTIFY WHY APPLE AND WHY THE IPAD!!!!</text:p>
      <text:p text:style-name="P8">WRITE ABOUT PATCHES AND QUILTS</text:p>
      <text:p text:style-name="P3"><text:tab/></text:p>
      <text:p text:style-name="P3"><text:tab/>Requirements: Tags, images, chat, sharing, network of friends, browser plug-in, search, </text:p>
      <text:p text:style-name="P3"><text:tab/>Target Systems: iPhone, iPad, browser application</text:p>
      <text:p text:style-name="P3"/>
      <text:p text:style-name="P4">Project Management</text:p>
      <text:p text:style-name="P4"/>
      <text:p text:style-name="P5">Group Structure</text:p>
      <text:p text:style-name="P4"/>
      <text:p text:style-name="P5">Implementation languages</text:p>
      <text:p text:style-name="P5">Objective-C is the primary programming language when writing software for OS X and iOS. It is a superset of the C programming language, but has the advantages of providing object-orientated capabilities and a dynamic runtime. Furthermore, the framework classes of Cocoa and Cocoa Touch, Apple's GUI libraries, which some of the features of our application rely on, require coding with Objective-C. Objective-C provides implementations of values, collections, blocks and error objects used for runtime problems. We felt that error objects were particularly important as a good and usable web application should plan for errors and decide how best to handle them to present the best possible user experience when something goes wrong. In addition, we required a way of managing the lifetime of objects for which Objective-C provides an Automatic Reference Counting feature within the compiler. Also it is possible to interact directly with the runtime system, which would be useful when testing our application. </text:p>
      <text:p text:style-name="P5"/>
      <text:p text:style-name="P5">PHP is probably the most popular scripting language on the web. We chose PHP as it was easy to integrate with our web application to provide ways of interacting with our users, for example, creating a login, maintaining sessions, and implementing messaging systems. PHP also allowed us to utilise the infrastructure already in place on the DOC servers and communicate between the <text:soft-page-break/>database and our application. </text:p>
      <text:p text:style-name="P5"><text:s/></text:p>
      <text:p text:style-name="P5">One of the main reasons we chose to use JSON as our data transmission format is because Apple's Objective-C libraries provide built in support for this language. JSON is highly versatile and can be parsed and used by lots of programming languages. An alternative to JSON could have been XML, however JSON is less verbose, so it is quicker to write and we also found it quicker to read. Furthermore, JSON can be parsed trivially using the eval() procedure in JavaScript, and includes arrays. </text:p>
      <text:p text:style-name="P5"/>
      <text:p text:style-name="P5">The database was coded using SQL. PostgreSQL is the world's most advanced open source database.</text:p>
      <text:p text:style-name="P3"/>
      <text:p text:style-name="P3"/>
      <text:p text:style-name="P3"><text:tab/>Design Processes</text:p>
      <text:list xml:id="list2946311563864691497" text:style-name="L1">
        <text:list-item>
          <text:p text:style-name="P10">Initial set up of database</text:p>
        </text:list-item>
        <text:list-item>
          <text:p text:style-name="P10">Link database with PHP</text:p>
        </text:list-item>
        <text:list-item>
          <text:p text:style-name="P10">Server-side code to get commands from network to serve database</text:p>
        </text:list-item>
        <text:list-item>
          <text:p text:style-name="P10">Client-side code</text:p>
        </text:list-item>
        <text:list-item>
          <text:p text:style-name="P10">Networking code</text:p>
        </text:list-item>
        <text:list-item>
          <text:p text:style-name="P10">GUI design and implementation</text:p>
        </text:list-item>
      </text:list>
      <text:p text:style-name="P3"><text:tab/>Use of back-up systems</text:p>
      <text:p text:style-name="P3"/>
      <text:p text:style-name="P3">Design Choices</text:p>
      <text:p text:style-name="P3"/>
      <text:p text:style-name="P3">Battery life</text:p>
      <text:p text:style-name="P3"/>
      <text:p text:style-name="P3">We felt that battery life was an important aspect to consider when designing our application. With this in mind we decided to group together temporally local network accesses because having lots of small network communications drains battery life due to having to constantly use the networking hardware, whereas grouping them together means more idle time for the networking hardware and so less battery life spent. </text:p>
      <text:p text:style-name="P3"/>
      <text:p text:style-name="P3">Networking </text:p>
      <text:p text:style-name="P3"/>
      <text:p text:style-name="Standard">One problem which we faced was that we needed to be able to sort the bookmarks by a number of categories- almost every field within the database. That is to say it was required that we be able to search locally by tag, size, bookmark name etc. The issues here was that this had to be done locally and could not be delegated to the database. The main reason for this is that the main bottleneck is network performance, which could be awful, and even given a million bookmarks stored in 256 bits each, that's still only 32MB of space, so we could not justify not storing everything locally and just receiving updates from the server. Even if 256 bits is a slightly conservative estimate, even if we double the space requirement per bookmark, a million bookmarks is 64MB of space- a small video, so not very significant. Hence, our design decision was to store everything locally and only send updates over the network, thereby just synching the database and iPad. Furthermore, holding as many bookmarks as possible locally means that <text:s/>network accesses are minimised which increases the responsiveness of the application. To do this, we have a multitude of data structures, for example, a dictionary that maps tags to bookmarks and a search trie used to check the existence of tags and search through them. </text:p>
      <text:p text:style-name="P3"/>
      <text:p text:style-name="P3">Persistent logins</text:p>
      <text:p text:style-name="P3"/>
      <text:p text:style-name="P3">Privacy when sharing </text:p>
      <text:p text:style-name="P3"/>
      <text:p text:style-name="P3">Database layout</text:p>
      <text:p text:style-name="P3"/>
      <text:p text:style-name="P3">GUI layout</text:p>
      <text:p text:style-name="P3"><text:soft-page-break/></text:p>
      <text:p text:style-name="P3">Back-up systems</text:p>
      <text:p text:style-name="P3">Source/Version control</text:p>
      <text:p text:style-name="P3">We have used a git repository hosted on github plus multiple clones of the repository. </text:p>
      <text:p text:style-name="P3"/>
      <text:p text:style-name="P4">Implementation</text:p>
      <text:p text:style-name="P3"/>
      <text:p text:style-name="P3">Design Patterns</text:p>
      <text:p text:style-name="P3"/>
      <text:p text:style-name="P3">Model-View-Controller</text:p>
      <text:p text:style-name="P3">We chose to use the MVC pattern as the global architecture of our application. MVC classifies objects according to the general roles that they play within the application. On benefit of MVC is that objects tend to be more reusable and interfaces better defined as a result of splitting them up in such a way. This makes the program more adaptable to changing requirements and more easily extensible than applications not based on MVC. Furthermore, many of the technologies in Cocoa, such as bindings, the document architecture, and scriptability, are based on MVC and it was required that our objects play one of the roles defined by MVC. Consistency in appearance in ehaviour is essential so, by using MVC, we were able to identify the two most crucial parts of our system- the View and Model- and focus on these to maximise reusability. <text:s/>We wanted our GUI to be consistent with the Apple interface and other iPad apps on the market and by adopting the MVC design pattern, we were able to take advantage of the AppKit framework in Cocoa, which defines a large number of view objects and provides many of them in the Interface Builder library. By reusing the AppKit's view objects, such as NSButton objects, we were able to guarantee that buttons in our application behave just like buttons in any other Cocoa application, assuring a high level of consistency in appearance and behaviour across applications. The controller object in Cocoa's MVC compound design pattern also incorporates the Mediator pattern as well as the Strategy pattern, mediating the flow of data between model and view objects. Changes in model state are communicated to view objects through the controller objects of an application. In addition view objects incorporate the Command pattern through their implementation of the target-action mechanism, which enables view objects to communicate user input and choices.</text:p>
      <text:p text:style-name="P3"/>
      <text:p text:style-name="P3">Singleton... potenitally</text:p>
      <text:p text:style-name="P3"/>
      <text:p text:style-name="P3">Diagrams</text:p>
      <text:p text:style-name="P3">Xcode storyboard </text:p>
      <text:p text:style-name="P3"/>
      <text:p text:style-name="P3">Screenshots</text:p>
      <text:p text:style-name="P3"/>
      <text:p text:style-name="P3">Acknowledgments</text:p>
      <text:p text:style-name="P3"/>
      <text:p text:style-name="P3">Libraries: Objective-C libraries, Cocoa and Cocoa Touch libraries</text:p>
      <text:p text:style-name="P3"/>
      <text:p text:style-name="P3">ViewDeck</text:p>
      <text:p text:style-name="P3">Good simple library, did everything</text:p>
      <text:p text:style-name="P3">Up to date, uses latest iOS</text:p>
      <text:p text:style-name="P3">Support for the features that we wanted, e.g. Story boarding, simple way of doing layout</text:p>
      <text:p text:style-name="P3">Good use of design patterns, i.e. factory methods. </text:p>
      <text:p text:style-name="P3"/>
      <text:h text:style-name="P6" text:outline-level="1">Credits</text:h>
      <text:p text:style-name="P1">I'd appreciate it to mention the use of this code somewhere if you use it in an app. On a website, in an about page, in the app itself, whatever. Or let me know by email or through github. It's nice to know where one's code is used.</text:p>
      <text:h text:style-name="P6" text:outline-level="1">License</text:h>
      <text:p text:style-name="Text_20_body"><text:span text:style-name="Strong_20_Emphasis"><text:span text:style-name="T2">IIViewDeckController</text:span></text:span><text:span text:style-name="T2"> published under the MIT license:</text:span></text:p>
      <text:p text:style-name="Text_20_body"><text:soft-page-break/><text:span text:style-name="Emphasis"><text:span text:style-name="T2">Copyright (C) 2011-2013, Tom Adriaenssen</text:span></text:span></text:p>
      <text:p text:style-name="Text_20_body"><text:span text:style-name="Emphasis"><text:span text:style-name="T2">Permission is hereby granted, free of charge, to any person obtaining a copy of</text:span></text:span><text:span text:style-name="T2"> </text:span><text:span text:style-name="Emphasis"><text:span text:style-name="T2">this software and associated documentation files (the "Software"), to deal in</text:span></text:span><text:span text:style-name="T2"> </text:span><text:span text:style-name="Emphasis"><text:span text:style-name="T2">the Software without restriction, including without limitation the rights to</text:span></text:span><text:span text:style-name="T2"> </text:span><text:span text:style-name="Emphasis"><text:span text:style-name="T2">use, copy, modify, merge, publish, distribute, sublicense, and/or sell copies</text:span></text:span><text:span text:style-name="T2"> </text:span><text:span text:style-name="Emphasis"><text:span text:style-name="T2">of the Software, and to permit persons to whom the Software is furnished to do</text:span></text:span><text:span text:style-name="T2"> </text:span><text:span text:style-name="Emphasis"><text:span text:style-name="T2">so, subject to the following conditions:</text:span></text:span></text:p>
      <text:p text:style-name="Text_20_body"><text:span text:style-name="Emphasis"><text:span text:style-name="T2">The above copyright notice and this permission notice shall be included in all</text:span></text:span><text:span text:style-name="T2"> </text:span><text:span text:style-name="Emphasis"><text:span text:style-name="T2">copies or substantial portions of the Software.</text:span></text:span></text:p>
      <text:p text:style-name="Text_20_body"><text:span text:style-name="Emphasis"><text:span text:style-name="T2">THE SOFTWARE IS PROVIDED "AS IS", WITHOUT WARRANTY OF ANY KIND, EXPRESS OR</text:span></text:span><text:span text:style-name="T2"> </text:span><text:span text:style-name="Emphasis"><text:span text:style-name="T2">IMPLIED, INCLUDING BUT NOT LIMITED TO THE WARRANTIES OF MERCHANTABILITY,</text:span></text:span><text:span text:style-name="T2"> </text:span><text:span text:style-name="Emphasis"><text:span text:style-name="T2">FITNESS FOR A PARTICULAR PURPOSE AND NONINFRINGEMENT. IN NO EVENT SHALL THE</text:span></text:span><text:span text:style-name="T2"> </text:span><text:span text:style-name="Emphasis"><text:span text:style-name="T2">AUTHORS OR COPYRIGHT HOLDERS BE LIABLE FOR ANY CLAIM, DAMAGES OR OTHER</text:span></text:span><text:span text:style-name="T2"> </text:span><text:span text:style-name="Emphasis"><text:span text:style-name="T2">LIABILITY, WHETHER IN AN ACTION OF CONTRACT, TORT OR OTHERWISE, ARISING FROM,</text:span></text:span><text:span text:style-name="T2"> </text:span><text:span text:style-name="Emphasis"><text:span text:style-name="T2">OUT OF OR IN CONNECTION WITH THE SOFTWARE OR THE USE OR OTHER DEALINGS IN THE</text:span></text:span><text:span text:style-name="T2"> </text:span><text:span text:style-name="Emphasis"><text:span text:style-name="T2">SOFTWARE.</text:span></text:span></text:p>
      <text:p text:style-name="P3"/>
      <text:p text:style-name="P3"><text:tab/>Libraries</text:p>
      <text:p text:style-name="P3"><text:tab/>Code</text:p>
      <text:p text:style-name="P3"><text:tab/>Pictures</text:p>
      <text:p text:style-name="P3"><text:tab/>Discussion of legal issues for official release</text:p>
      <text:p text:style-name="P3"/>
      <text:p text:style-name="P3">Conclusion</text:p>
      <text:p text:style-name="P3"><text:tab/>What we have done</text:p>
      <text:p text:style-name="P3"><text:tab/>What we have not done</text:p>
      <text:p text:style-name="P3"><text:tab/>What we have learned</text:p>
      <text:p text:style-name="P3"><text:tab/><text:tab/>Never used Objective-C before.</text:p>
      <text:p text:style-name="P3"><text:tab/><text:tab/>More advanced use of databases</text:p>
      <text:p text:style-name="P3"><text:tab/>What we would do differentl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42:59.04</meta:creation-date>
    <dc:date>2013-06-11T19:09:17.95</dc:date>
    <meta:editing-duration>P1DT6H23M23S</meta:editing-duration>
    <meta:editing-cycles>23</meta:editing-cycles>
    <meta:generator>OpenOffice.org/3.4.1$Win32 OpenOffice.org_project/341m1$Build-9593</meta:generator>
    <meta:document-statistic meta:table-count="0" meta:image-count="0" meta:object-count="0" meta:page-count="4" meta:paragraph-count="72" meta:word-count="1728" meta:character-count="10639"/>
  </office:meta>
</office:document-meta>
</file>